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3" style:family="table-cell" style:parent-style-name="Default">
      <style:table-cell-properties fo:border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order-bottom="none" fo:border-left="0.002cm solid #000000" fo:border-right="none" fo:border-top="0.002cm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  <style:text-properties fo:font-size="10pt" style:font-size-asian="10pt" style:font-size-complex="10pt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order="none"/>
      <style:text-properties fo:color="#ff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333.84">
            <text:p>2333,84</text:p>
          </table:table-cell>
          <table:table-cell table:style-name="ce11" office:value-type="float" office:value="2376.04">
            <text:p>2376,04</text:p>
          </table:table-cell>
          <table:table-cell table:style-name="ce11" office:value-type="float" office:value="2452.08">
            <text:p>2452,08</text:p>
          </table:table-cell>
          <table:table-cell table:style-name="ce11" office:value-type="float" office:value="2561.29">
            <text:p>2561,29</text:p>
          </table:table-cell>
          <table:table-cell office:value-type="float" office:value="2054.21">
            <text:p>2054,21</text:p>
          </table:table-cell>
          <table:table-cell office:value-type="float" office:value="2395.73">
            <text:p>2395,73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2430.306">
            <text:p>2430,306</text:p>
          </table:table-cell>
          <table:table-cell table:style-name="ce19" table:formula="of:=[.D$15]" office:value-type="float" office:value="2507.516">
            <text:p>2507,516</text:p>
          </table:table-cell>
          <table:table-cell table:style-name="ce19" table:formula="of:=[.E$15]" office:value-type="float" office:value="2590.01">
            <text:p>2590,01</text:p>
          </table:table-cell>
          <table:table-cell table:style-name="ce19" table:formula="of:=[.F$15]" office:value-type="float" office:value="2500.754">
            <text:p>2500,754</text:p>
          </table:table-cell>
          <table:table-cell table:style-name="ce19" table:formula="of:=[.G$15]" office:value-type="float" office:value="2050.544">
            <text:p>2050,544</text:p>
          </table:table-cell>
          <table:table-cell table:style-name="ce21" table:formula="of:=[.H$15]" office:value-type="float" office:value="2557.174">
            <text:p>2557,1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664.42">
            <text:p>2664,42</text:p>
          </table:table-cell>
          <table:table-cell office:value-type="float" office:value="2593.34">
            <text:p>2593,34</text:p>
          </table:table-cell>
          <table:table-cell office:value-type="float" office:value="2391.92">
            <text:p>2391,92</text:p>
          </table:table-cell>
          <table:table-cell office:value-type="float" office:value="2249.09">
            <text:p>2249,09</text:p>
          </table:table-cell>
          <table:table-cell office:value-type="float" office:value="2236.39">
            <text:p>2236,39</text:p>
          </table:table-cell>
          <table:table-cell office:value-type="float" office:value="2851.31">
            <text:p>2851,31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836.5884">
            <text:p>836,5884</text:p>
          </table:table-cell>
          <table:table-cell table:style-name="ce19" table:formula="of:=[.D$32]" office:value-type="float" office:value="462.4102">
            <text:p>462,4102</text:p>
          </table:table-cell>
          <table:table-cell table:style-name="ce19" table:formula="of:=[.E$32]" office:value-type="float" office:value="610.6997">
            <text:p>610,6997</text:p>
          </table:table-cell>
          <table:table-cell table:style-name="ce19" table:formula="of:=[.F$32]" office:value-type="float" office:value="425.499">
            <text:p>425,499</text:p>
          </table:table-cell>
          <table:table-cell table:style-name="ce19" table:formula="of:=[.G$32]" office:value-type="float" office:value="675.2597">
            <text:p>675,2597</text:p>
          </table:table-cell>
          <table:table-cell table:style-name="ce21" table:formula="of:=[.H$32]" office:value-type="float" office:value="722.947">
            <text:p>722,9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389.83">
            <text:p>2389,83</text:p>
          </table:table-cell>
          <table:table-cell office:value-type="float" office:value="2433.13">
            <text:p>2433,13</text:p>
          </table:table-cell>
          <table:table-cell office:value-type="float" office:value="2451.53">
            <text:p>2451,53</text:p>
          </table:table-cell>
          <table:table-cell office:value-type="float" office:value="2648.27">
            <text:p>2648,27</text:p>
          </table:table-cell>
          <table:table-cell table:style-name="ce17" office:value-type="float" office:value="2074.21">
            <text:p>2074,21</text:p>
          </table:table-cell>
          <table:table-cell table:style-name="ce17" office:value-type="float" office:value="2683.68">
            <text:p>2683,68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2313.962">
            <text:p>2313,962</text:p>
          </table:table-cell>
          <table:table-cell table:style-name="ce19" table:formula="of:=[.D$49]" office:value-type="float" office:value="2367.81">
            <text:p>2367,81</text:p>
          </table:table-cell>
          <table:table-cell table:style-name="ce19" table:formula="of:=[.E$49]" office:value-type="float" office:value="2423.956">
            <text:p>2423,956</text:p>
          </table:table-cell>
          <table:table-cell table:style-name="ce19" table:formula="of:=[.F$49]" office:value-type="float" office:value="2319.324">
            <text:p>2319,324</text:p>
          </table:table-cell>
          <table:table-cell table:style-name="ce19" table:formula="of:=[.G$49]" office:value-type="float" office:value="2067.291">
            <text:p>2067,291</text:p>
          </table:table-cell>
          <table:table-cell table:style-name="ce21" table:formula="of:=[.H$49]" office:value-type="float" office:value="2405.496">
            <text:p>2405,49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611.82">
            <text:p>2611,82</text:p>
          </table:table-cell>
          <table:table-cell office:value-type="float" office:value="2522.26">
            <text:p>2522,26</text:p>
          </table:table-cell>
          <table:table-cell office:value-type="float" office:value="2743.59">
            <text:p>2743,59</text:p>
          </table:table-cell>
          <table:table-cell office:value-type="float" office:value="2493.74">
            <text:p>2493,74</text:p>
          </table:table-cell>
          <table:table-cell office:value-type="float" office:value="2268.41">
            <text:p>2268,41</text:p>
          </table:table-cell>
          <table:table-cell office:value-type="float" office:value="2367.22">
            <text:p>2367,22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2446.384">
            <text:p>2446,384</text:p>
          </table:table-cell>
          <table:table-cell table:style-name="ce20" table:formula="of:=[.D$66]" office:value-type="float" office:value="2490.509">
            <text:p>2490,509</text:p>
          </table:table-cell>
          <table:table-cell table:style-name="ce20" table:formula="of:=[.E$66]" office:value-type="float" office:value="2556.227">
            <text:p>2556,227</text:p>
          </table:table-cell>
          <table:table-cell table:style-name="ce20" table:formula="of:=[.F$66]" office:value-type="float" office:value="2568.325">
            <text:p>2568,325</text:p>
          </table:table-cell>
          <table:table-cell table:style-name="ce20" table:formula="of:=[.G$66]" office:value-type="float" office:value="2193.922">
            <text:p>2193,922</text:p>
          </table:table-cell>
          <table:table-cell table:style-name="ce22" table:formula="of:=[.H$66]" office:value-type="float" office:value="2537.189">
            <text:p>2537,18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546.83">
            <text:p>2546,83</text:p>
          </table:table-cell>
          <table:table-cell office:value-type="float" office:value="2526.06">
            <text:p>2526,06</text:p>
          </table:table-cell>
          <table:table-cell office:value-type="float" office:value="2590.51">
            <text:p>2590,51</text:p>
          </table:table-cell>
          <table:table-cell office:value-type="float" office:value="2271.98">
            <text:p>2271,98</text:p>
          </table:table-cell>
          <table:table-cell office:value-type="float" office:value="2079.09">
            <text:p>2079,09</text:p>
          </table:table-cell>
          <table:table-cell office:value-type="float" office:value="2466.03">
            <text:p>2466,03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384.74">
            <text:p>2384,74</text:p>
          </table:table-cell>
          <table:table-cell office:value-type="float" office:value="2592.94">
            <text:p>2592,94</text:p>
          </table:table-cell>
          <table:table-cell office:value-type="float" office:value="2297.82">
            <text:p>2297,82</text:p>
          </table:table-cell>
          <table:table-cell office:value-type="float" office:value="2539.59">
            <text:p>2539,59</text:p>
          </table:table-cell>
          <table:table-cell office:value-type="float" office:value="1911.31">
            <text:p>1911,31</text:p>
          </table:table-cell>
          <table:table-cell office:value-type="float" office:value="2584.08">
            <text:p>2584,08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491.35">
            <text:p>2491,35</text:p>
          </table:table-cell>
          <table:table-cell office:value-type="float" office:value="2623.24">
            <text:p>2623,24</text:p>
          </table:table-cell>
          <table:table-cell office:value-type="float" office:value="2441.19">
            <text:p>2441,19</text:p>
          </table:table-cell>
          <table:table-cell office:value-type="float" office:value="2138.7">
            <text:p>2138,7</text:p>
          </table:table-cell>
          <table:table-cell office:value-type="float" office:value="1827.42">
            <text:p>1827,42</text:p>
          </table:table-cell>
          <table:table-cell office:value-type="float" office:value="2694.61">
            <text:p>2694,61</text:p>
          </table:table-cell>
          <table:table-cell table:style-name="ce14"/>
          <table:table-cell table:style-name="ce14">
            <draw:frame table:end-cell-address="Advogato.S38" table:end-x="0.097cm" table:end-y="0.241cm" draw:z-index="0" draw:style-name="gr1" svg:width="21.079cm" svg:height="12.706cm" svg:x="0.04cm" svg:y="0.181cm">
              <draw:object draw:notify-on-update-of-ranges="Advogato.L3:Advogato.Q3 Advogato.K4:Advogato.K4 Advogato.L4:Advogato.Q4 Advogato.K5:Advogato.K5 Advogato.L5:Advogato.Q5 Advogato.K6:Advogato.K6 Advogato.L6:Advogato.Q6 Advogato.K7:Advogato.K7 Advogato.L7:Advogato.Q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528.58">
            <text:p>2528,58</text:p>
          </table:table-cell>
          <table:table-cell office:value-type="float" office:value="2575.64">
            <text:p>2575,64</text:p>
          </table:table-cell>
          <table:table-cell office:value-type="float" office:value="2728.04">
            <text:p>2728,04</text:p>
          </table:table-cell>
          <table:table-cell office:value-type="float" office:value="2424.22">
            <text:p>2424,22</text:p>
          </table:table-cell>
          <table:table-cell office:value-type="float" office:value="2252.09">
            <text:p>2252,09</text:p>
          </table:table-cell>
          <table:table-cell office:value-type="float" office:value="2543.51">
            <text:p>2543,51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169.73">
            <text:p>2169,73</text:p>
          </table:table-cell>
          <table:table-cell office:value-type="float" office:value="2475.46">
            <text:p>2475,46</text:p>
          </table:table-cell>
          <table:table-cell office:value-type="float" office:value="3005.9">
            <text:p>3005,9</text:p>
          </table:table-cell>
          <table:table-cell office:value-type="float" office:value="3038.68">
            <text:p>3038,68</text:p>
          </table:table-cell>
          <table:table-cell office:value-type="float" office:value="1806.11">
            <text:p>1806,11</text:p>
          </table:table-cell>
          <table:table-cell office:value-type="float" office:value="2577.75">
            <text:p>2577,75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181.92">
            <text:p>2181,92</text:p>
          </table:table-cell>
          <table:table-cell office:value-type="float" office:value="2357.05">
            <text:p>2357,05</text:p>
          </table:table-cell>
          <table:table-cell office:value-type="float" office:value="2797.52">
            <text:p>2797,52</text:p>
          </table:table-cell>
          <table:table-cell office:value-type="float" office:value="2641.98">
            <text:p>2641,98</text:p>
          </table:table-cell>
          <table:table-cell office:value-type="float" office:value="1996.2">
            <text:p>1996,2</text:p>
          </table:table-cell>
          <table:table-cell office:value-type="float" office:value="2407.82">
            <text:p>2407,82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2430.306">
            <text:p>2430,306</text:p>
          </table:table-cell>
          <table:table-cell table:style-name="ce12" table:formula="of:=SUM([.D4:.D13])/10" office:value-type="float" office:value="2507.516">
            <text:p>2507,516</text:p>
          </table:table-cell>
          <table:table-cell table:style-name="ce12" table:formula="of:=SUM([.E4:.E13])/10" office:value-type="float" office:value="2590.01">
            <text:p>2590,01</text:p>
          </table:table-cell>
          <table:table-cell table:style-name="ce12" table:formula="of:=SUM([.F4:.F13])/10" office:value-type="float" office:value="2500.754">
            <text:p>2500,754</text:p>
          </table:table-cell>
          <table:table-cell table:style-name="ce12" table:formula="of:=SUM([.G4:.G13])/10" office:value-type="float" office:value="2050.544">
            <text:p>2050,544</text:p>
          </table:table-cell>
          <table:table-cell table:style-name="ce12" table:formula="of:=SUM([.H4:.H13])/10" office:value-type="float" office:value="2557.174">
            <text:p>2557,174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881.098">
            <text:p>881,098</text:p>
          </table:table-cell>
          <table:table-cell table:style-name="ce11" office:value-type="float" office:value="516.401">
            <text:p>516,401</text:p>
          </table:table-cell>
          <table:table-cell table:style-name="ce11" office:value-type="float" office:value="1111.3">
            <text:p>1111,3</text:p>
          </table:table-cell>
          <table:table-cell table:style-name="ce11" office:value-type="float" office:value="859.702">
            <text:p>859,702</text:p>
          </table:table-cell>
          <table:table-cell office:value-type="float" office:value="254.9">
            <text:p>254,9</text:p>
          </table:table-cell>
          <table:table-cell office:value-type="float" office:value="871.302">
            <text:p>871,30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905.997">
            <text:p>905,997</text:p>
          </table:table-cell>
          <table:table-cell office:value-type="float" office:value="171.2">
            <text:p>171,2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171.9">
            <text:p>171,9</text:p>
          </table:table-cell>
          <table:table-cell office:value-type="float" office:value="1010.89">
            <text:p>1010,8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939.796">
            <text:p>939,796</text:p>
          </table:table-cell>
          <table:table-cell office:value-type="float" office:value="698.499">
            <text:p>698,499</text:p>
          </table:table-cell>
          <table:table-cell office:value-type="float" office:value="307.3">
            <text:p>307,3</text:p>
          </table:table-cell>
          <table:table-cell office:value-type="float" office:value="190.3">
            <text:p>190,3</text:p>
          </table:table-cell>
          <table:table-cell table:style-name="ce17" office:value-type="float" office:value="1106.1">
            <text:p>1106,1</text:p>
          </table:table-cell>
          <table:table-cell table:style-name="ce17" office:value-type="float" office:value="1163.5">
            <text:p>1163,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93.196">
            <text:p>693,196</text:p>
          </table:table-cell>
          <table:table-cell office:value-type="float" office:value="953.408">
            <text:p>953,408</text:p>
          </table:table-cell>
          <table:table-cell office:value-type="float" office:value="1041.8">
            <text:p>1041,8</text:p>
          </table:table-cell>
          <table:table-cell office:value-type="float" office:value="451.494">
            <text:p>451,494</text:p>
          </table:table-cell>
          <table:table-cell office:value-type="float" office:value="321.301">
            <text:p>321,301</text:p>
          </table:table-cell>
          <table:table-cell office:value-type="float" office:value="466.699">
            <text:p>466,69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996.405">
            <text:p>996,405</text:p>
          </table:table-cell>
          <table:table-cell office:value-type="float" office:value="55.6">
            <text:p>55,6</text:p>
          </table:table-cell>
          <table:table-cell office:value-type="float" office:value="218.5">
            <text:p>218,5</text:p>
          </table:table-cell>
          <table:table-cell office:value-type="float" office:value="208.4">
            <text:p>208,4</text:p>
          </table:table-cell>
          <table:table-cell office:value-type="float" office:value="220.801">
            <text:p>220,801</text:p>
          </table:table-cell>
          <table:table-cell office:value-type="float" office:value="31.2">
            <text:p>31,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86.9">
            <text:p>1186,9</text:p>
          </table:table-cell>
          <table:table-cell office:value-type="float" office:value="513.3">
            <text:p>513,3</text:p>
          </table:table-cell>
          <table:table-cell office:value-type="float" office:value="956.297">
            <text:p>956,297</text:p>
          </table:table-cell>
          <table:table-cell office:value-type="float" office:value="511.294">
            <text:p>511,294</text:p>
          </table:table-cell>
          <table:table-cell office:value-type="float" office:value="1006.7">
            <text:p>1006,7</text:p>
          </table:table-cell>
          <table:table-cell office:value-type="float" office:value="1063.39">
            <text:p>1063,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28.495">
            <text:p>428,495</text:p>
          </table:table-cell>
          <table:table-cell office:value-type="float" office:value="668.399">
            <text:p>668,399</text:p>
          </table:table-cell>
          <table:table-cell office:value-type="float" office:value="356.2">
            <text:p>356,2</text:p>
          </table:table-cell>
          <table:table-cell office:value-type="float" office:value="753.702">
            <text:p>753,702</text:p>
          </table:table-cell>
          <table:table-cell office:value-type="float" office:value="1125.4">
            <text:p>1125,4</text:p>
          </table:table-cell>
          <table:table-cell office:value-type="float" office:value="865.798">
            <text:p>865,798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260.6">
            <text:p>1260,6</text:p>
          </table:table-cell>
          <table:table-cell office:value-type="float" office:value="82.9">
            <text:p>82,9</text:p>
          </table:table-cell>
          <table:table-cell office:value-type="float" office:value="924.7">
            <text:p>924,7</text:p>
          </table:table-cell>
          <table:table-cell office:value-type="float" office:value="793.898">
            <text:p>793,898</text:p>
          </table:table-cell>
          <table:table-cell office:value-type="float" office:value="967.692">
            <text:p>967,692</text:p>
          </table:table-cell>
          <table:table-cell office:value-type="float" office:value="470.098">
            <text:p>470,09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587.197">
            <text:p>587,197</text:p>
          </table:table-cell>
          <table:table-cell office:value-type="float" office:value="491.197">
            <text:p>491,197</text:p>
          </table:table-cell>
          <table:table-cell office:value-type="float" office:value="1178.1">
            <text:p>1178,1</text:p>
          </table:table-cell>
          <table:table-cell office:value-type="float" office:value="223.7">
            <text:p>223,7</text:p>
          </table:table-cell>
          <table:table-cell office:value-type="float" office:value="1075">
            <text:p>1075</text:p>
          </table:table-cell>
          <table:table-cell office:value-type="float" office:value="829.399">
            <text:p>829,39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86.2">
            <text:p>486,2</text:p>
          </table:table-cell>
          <table:table-cell table:style-name="ce13" office:value-type="float" office:value="473.198">
            <text:p>473,198</text:p>
          </table:table-cell>
          <table:table-cell table:style-name="ce13" office:value-type="float" office:value="4.8">
            <text:p>4,8</text:p>
          </table:table-cell>
          <table:table-cell table:style-name="ce13" office:value-type="float" office:value="165.5">
            <text:p>165,5</text:p>
          </table:table-cell>
          <table:table-cell table:style-name="ce18" office:value-type="float" office:value="502.803">
            <text:p>502,803</text:p>
          </table:table-cell>
          <table:table-cell table:style-name="ce18" office:value-type="float" office:value="457.194">
            <text:p>457,194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836.5884">
            <text:p>836,5884</text:p>
          </table:table-cell>
          <table:table-cell table:style-name="ce12" table:formula="of:=SUM([.D21:.D30])/10" office:value-type="float" office:value="462.4102">
            <text:p>462,4102</text:p>
          </table:table-cell>
          <table:table-cell table:style-name="ce12" table:formula="of:=SUM([.E21:.E30])/10" office:value-type="float" office:value="610.6997">
            <text:p>610,6997</text:p>
          </table:table-cell>
          <table:table-cell table:style-name="ce12" table:formula="of:=SUM([.F21:.F30])/10" office:value-type="float" office:value="425.499">
            <text:p>425,499</text:p>
          </table:table-cell>
          <table:table-cell table:style-name="ce12" table:formula="of:=SUM([.G21:.G30])/10" office:value-type="float" office:value="675.2597">
            <text:p>675,2597</text:p>
          </table:table-cell>
          <table:table-cell table:style-name="ce12" table:formula="of:=SUM([.H21:.H30])/10" office:value-type="float" office:value="722.947">
            <text:p>722,947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534.37">
            <text:p>2534,37</text:p>
          </table:table-cell>
          <table:table-cell table:style-name="ce11" office:value-type="float" office:value="2349.82">
            <text:p>2349,82</text:p>
          </table:table-cell>
          <table:table-cell table:style-name="ce11" office:value-type="float" office:value="2783.08">
            <text:p>2783,08</text:p>
          </table:table-cell>
          <table:table-cell table:style-name="ce11" office:value-type="float" office:value="2299.01">
            <text:p>2299,01</text:p>
          </table:table-cell>
          <table:table-cell office:value-type="float" office:value="2082.91">
            <text:p>2082,91</text:p>
          </table:table-cell>
          <table:table-cell office:value-type="float" office:value="2535.07">
            <text:p>2535,0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389.19">
            <text:p>2389,19</text:p>
          </table:table-cell>
          <table:table-cell office:value-type="float" office:value="2580.9">
            <text:p>2580,9</text:p>
          </table:table-cell>
          <table:table-cell office:value-type="float" office:value="2407.39">
            <text:p>2407,39</text:p>
          </table:table-cell>
          <table:table-cell office:value-type="float" office:value="2343.72">
            <text:p>2343,72</text:p>
          </table:table-cell>
          <table:table-cell office:value-type="float" office:value="2394">
            <text:p>2394</text:p>
          </table:table-cell>
          <table:table-cell office:value-type="float" office:value="2161.6">
            <text:p>2161,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314.93">
            <text:p>2314,93</text:p>
          </table:table-cell>
          <table:table-cell office:value-type="float" office:value="1932.61">
            <text:p>1932,61</text:p>
          </table:table-cell>
          <table:table-cell office:value-type="float" office:value="2328.72">
            <text:p>2328,72</text:p>
          </table:table-cell>
          <table:table-cell office:value-type="float" office:value="2386.79">
            <text:p>2386,79</text:p>
          </table:table-cell>
          <table:table-cell table:style-name="ce17" office:value-type="float" office:value="1784.7">
            <text:p>1784,7</text:p>
          </table:table-cell>
          <table:table-cell table:style-name="ce17" office:value-type="float" office:value="2418.92">
            <text:p>2418,9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435.1">
            <text:p>2435,1</text:p>
          </table:table-cell>
          <table:table-cell office:value-type="float" office:value="2211.41">
            <text:p>2211,41</text:p>
          </table:table-cell>
          <table:table-cell office:value-type="float" office:value="2407.2">
            <text:p>2407,2</text:p>
          </table:table-cell>
          <table:table-cell office:value-type="float" office:value="2302.71">
            <text:p>2302,71</text:p>
          </table:table-cell>
          <table:table-cell office:value-type="float" office:value="2260.02">
            <text:p>2260,02</text:p>
          </table:table-cell>
          <table:table-cell office:value-type="float" office:value="2599.52">
            <text:p>2599,5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371.99">
            <text:p>2371,99</text:p>
          </table:table-cell>
          <table:table-cell office:value-type="float" office:value="2293.21">
            <text:p>2293,21</text:p>
          </table:table-cell>
          <table:table-cell office:value-type="float" office:value="2410.59">
            <text:p>2410,59</text:p>
          </table:table-cell>
          <table:table-cell office:value-type="float" office:value="2725.63">
            <text:p>2725,63</text:p>
          </table:table-cell>
          <table:table-cell office:value-type="float" office:value="2369.09">
            <text:p>2369,09</text:p>
          </table:table-cell>
          <table:table-cell office:value-type="float" office:value="2463.8">
            <text:p>2463,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991.62">
            <text:p>1991,62</text:p>
          </table:table-cell>
          <table:table-cell office:value-type="float" office:value="2256.82">
            <text:p>2256,82</text:p>
          </table:table-cell>
          <table:table-cell office:value-type="float" office:value="2582.81">
            <text:p>2582,81</text:p>
          </table:table-cell>
          <table:table-cell office:value-type="float" office:value="2456.98">
            <text:p>2456,98</text:p>
          </table:table-cell>
          <table:table-cell office:value-type="float" office:value="1893.9">
            <text:p>1893,9</text:p>
          </table:table-cell>
          <table:table-cell office:value-type="float" office:value="2704.11">
            <text:p>2704,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406.02">
            <text:p>2406,02</text:p>
          </table:table-cell>
          <table:table-cell office:value-type="float" office:value="2593.9">
            <text:p>2593,9</text:p>
          </table:table-cell>
          <table:table-cell office:value-type="float" office:value="2288.6">
            <text:p>2288,6</text:p>
          </table:table-cell>
          <table:table-cell office:value-type="float" office:value="2224.8">
            <text:p>2224,8</text:p>
          </table:table-cell>
          <table:table-cell office:value-type="float" office:value="2423.12">
            <text:p>2423,12</text:p>
          </table:table-cell>
          <table:table-cell office:value-type="float" office:value="2236.61">
            <text:p>2236,6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303.62">
            <text:p>2303,62</text:p>
          </table:table-cell>
          <table:table-cell office:value-type="float" office:value="2421.11">
            <text:p>2421,11</text:p>
          </table:table-cell>
          <table:table-cell office:value-type="float" office:value="2373.5">
            <text:p>2373,5</text:p>
          </table:table-cell>
          <table:table-cell office:value-type="float" office:value="2383.52">
            <text:p>2383,52</text:p>
          </table:table-cell>
          <table:table-cell office:value-type="float" office:value="2444.27">
            <text:p>2444,27</text:p>
          </table:table-cell>
          <table:table-cell office:value-type="float" office:value="2152.41">
            <text:p>2152,4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586.76">
            <text:p>2586,76</text:p>
          </table:table-cell>
          <table:table-cell office:value-type="float" office:value="2465.02">
            <text:p>2465,02</text:p>
          </table:table-cell>
          <table:table-cell office:value-type="float" office:value="2314.69">
            <text:p>2314,69</text:p>
          </table:table-cell>
          <table:table-cell office:value-type="float" office:value="2176.88">
            <text:p>2176,88</text:p>
          </table:table-cell>
          <table:table-cell office:value-type="float" office:value="1236.8">
            <text:p>1236,8</text:p>
          </table:table-cell>
          <table:table-cell office:value-type="float" office:value="2039.2">
            <text:p>2039,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1806.02">
            <text:p>1806,02</text:p>
          </table:table-cell>
          <table:table-cell table:style-name="ce13" office:value-type="float" office:value="2573.3">
            <text:p>2573,3</text:p>
          </table:table-cell>
          <table:table-cell table:style-name="ce13" office:value-type="float" office:value="2342.98">
            <text:p>2342,98</text:p>
          </table:table-cell>
          <table:table-cell table:style-name="ce13" office:value-type="float" office:value="1893.2">
            <text:p>1893,2</text:p>
          </table:table-cell>
          <table:table-cell table:style-name="ce18" office:value-type="float" office:value="1784.1">
            <text:p>1784,1</text:p>
          </table:table-cell>
          <table:table-cell table:style-name="ce18" office:value-type="float" office:value="2743.72">
            <text:p>2743,72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2313.962">
            <text:p>2313,962</text:p>
          </table:table-cell>
          <table:table-cell table:style-name="ce12" table:formula="of:=SUM([.D38:.D47])/10" office:value-type="float" office:value="2367.81">
            <text:p>2367,81</text:p>
          </table:table-cell>
          <table:table-cell table:style-name="ce12" table:formula="of:=SUM([.E38:.E47])/10" office:value-type="float" office:value="2423.956">
            <text:p>2423,956</text:p>
          </table:table-cell>
          <table:table-cell table:style-name="ce12" table:formula="of:=SUM([.F38:.F47])/10" office:value-type="float" office:value="2319.324">
            <text:p>2319,324</text:p>
          </table:table-cell>
          <table:table-cell table:style-name="ce12" table:formula="of:=SUM([.G38:.G47])/10" office:value-type="float" office:value="2067.291">
            <text:p>2067,291</text:p>
          </table:table-cell>
          <table:table-cell table:style-name="ce12" table:formula="of:=SUM([.H38:.H47])/10" office:value-type="float" office:value="2405.496">
            <text:p>2405,496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424.09">
            <text:p>2424,09</text:p>
          </table:table-cell>
          <table:table-cell table:style-name="ce11" office:value-type="float" office:value="2325.81">
            <text:p>2325,81</text:p>
          </table:table-cell>
          <table:table-cell table:style-name="ce11" office:value-type="float" office:value="2492.91">
            <text:p>2492,91</text:p>
          </table:table-cell>
          <table:table-cell table:style-name="ce11" office:value-type="float" office:value="2342.69">
            <text:p>2342,69</text:p>
          </table:table-cell>
          <table:table-cell office:value-type="float" office:value="2233.09">
            <text:p>2233,09</text:p>
          </table:table-cell>
          <table:table-cell office:value-type="float" office:value="2621.51">
            <text:p>2621,5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442.15">
            <text:p>2442,15</text:p>
          </table:table-cell>
          <table:table-cell office:value-type="float" office:value="2480.12">
            <text:p>2480,12</text:p>
          </table:table-cell>
          <table:table-cell office:value-type="float" office:value="2544.3">
            <text:p>2544,3</text:p>
          </table:table-cell>
          <table:table-cell office:value-type="float" office:value="2743.87">
            <text:p>2743,87</text:p>
          </table:table-cell>
          <table:table-cell office:value-type="float" office:value="2232.83">
            <text:p>2232,83</text:p>
          </table:table-cell>
          <table:table-cell office:value-type="float" office:value="2641.1">
            <text:p>2641,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353.32">
            <text:p>2353,32</text:p>
          </table:table-cell>
          <table:table-cell office:value-type="float" office:value="2239.61">
            <text:p>2239,61</text:p>
          </table:table-cell>
          <table:table-cell office:value-type="float" office:value="2978.84">
            <text:p>2978,84</text:p>
          </table:table-cell>
          <table:table-cell office:value-type="float" office:value="2413.09">
            <text:p>2413,09</text:p>
          </table:table-cell>
          <table:table-cell table:style-name="ce17" office:value-type="float" office:value="2263.59">
            <text:p>2263,59</text:p>
          </table:table-cell>
          <table:table-cell table:style-name="ce17" office:value-type="float" office:value="2365.9">
            <text:p>2365,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429.27">
            <text:p>2429,27</text:p>
          </table:table-cell>
          <table:table-cell office:value-type="float" office:value="2417.35">
            <text:p>2417,35</text:p>
          </table:table-cell>
          <table:table-cell office:value-type="float" office:value="2363.6">
            <text:p>2363,6</text:p>
          </table:table-cell>
          <table:table-cell office:value-type="float" office:value="2554.18">
            <text:p>2554,18</text:p>
          </table:table-cell>
          <table:table-cell office:value-type="float" office:value="2158.2">
            <text:p>2158,2</text:p>
          </table:table-cell>
          <table:table-cell office:value-type="float" office:value="2724.93">
            <text:p>2724,9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351">
            <text:p>2351</text:p>
          </table:table-cell>
          <table:table-cell office:value-type="float" office:value="2745.95">
            <text:p>2745,95</text:p>
          </table:table-cell>
          <table:table-cell office:value-type="float" office:value="2668.25">
            <text:p>2668,25</text:p>
          </table:table-cell>
          <table:table-cell office:value-type="float" office:value="2333.69">
            <text:p>2333,69</text:p>
          </table:table-cell>
          <table:table-cell office:value-type="float" office:value="2156.09">
            <text:p>2156,09</text:p>
          </table:table-cell>
          <table:table-cell office:value-type="float" office:value="2349.68">
            <text:p>2349,6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421.82">
            <text:p>2421,82</text:p>
          </table:table-cell>
          <table:table-cell office:value-type="float" office:value="2572.47">
            <text:p>2572,47</text:p>
          </table:table-cell>
          <table:table-cell office:value-type="float" office:value="2804.51">
            <text:p>2804,51</text:p>
          </table:table-cell>
          <table:table-cell office:value-type="float" office:value="2775.97">
            <text:p>2775,97</text:p>
          </table:table-cell>
          <table:table-cell office:value-type="float" office:value="2051.91">
            <text:p>2051,91</text:p>
          </table:table-cell>
          <table:table-cell office:value-type="float" office:value="2540.1">
            <text:p>2540,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226.01">
            <text:p>2226,01</text:p>
          </table:table-cell>
          <table:table-cell office:value-type="float" office:value="2473.81">
            <text:p>2473,81</text:p>
          </table:table-cell>
          <table:table-cell office:value-type="float" office:value="2333.2">
            <text:p>2333,2</text:p>
          </table:table-cell>
          <table:table-cell office:value-type="float" office:value="2732.82">
            <text:p>2732,82</text:p>
          </table:table-cell>
          <table:table-cell office:value-type="float" office:value="2001.31">
            <text:p>2001,31</text:p>
          </table:table-cell>
          <table:table-cell office:value-type="float" office:value="2632.7">
            <text:p>2632,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554.46">
            <text:p>2554,46</text:p>
          </table:table-cell>
          <table:table-cell office:value-type="float" office:value="2624.04">
            <text:p>2624,04</text:p>
          </table:table-cell>
          <table:table-cell office:value-type="float" office:value="2725.65">
            <text:p>2725,65</text:p>
          </table:table-cell>
          <table:table-cell office:value-type="float" office:value="2348.3">
            <text:p>2348,3</text:p>
          </table:table-cell>
          <table:table-cell office:value-type="float" office:value="2474.11">
            <text:p>2474,11</text:p>
          </table:table-cell>
          <table:table-cell office:value-type="float" office:value="2566.32">
            <text:p>2566,32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596.46">
            <text:p>2596,46</text:p>
          </table:table-cell>
          <table:table-cell office:value-type="float" office:value="2602.98">
            <text:p>2602,98</text:p>
          </table:table-cell>
          <table:table-cell office:value-type="float" office:value="2361.21">
            <text:p>2361,21</text:p>
          </table:table-cell>
          <table:table-cell office:value-type="float" office:value="2925.06">
            <text:p>2925,06</text:p>
          </table:table-cell>
          <table:table-cell office:value-type="float" office:value="2176.59">
            <text:p>2176,59</text:p>
          </table:table-cell>
          <table:table-cell office:value-type="float" office:value="2542.83">
            <text:p>2542,8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665.26">
            <text:p>2665,26</text:p>
          </table:table-cell>
          <table:table-cell table:style-name="ce13" office:value-type="float" office:value="2422.95">
            <text:p>2422,95</text:p>
          </table:table-cell>
          <table:table-cell table:style-name="ce13" office:value-type="float" office:value="2289.8">
            <text:p>2289,8</text:p>
          </table:table-cell>
          <table:table-cell table:style-name="ce13" office:value-type="float" office:value="2513.58">
            <text:p>2513,58</text:p>
          </table:table-cell>
          <table:table-cell table:style-name="ce18" office:value-type="float" office:value="2191.5">
            <text:p>2191,5</text:p>
          </table:table-cell>
          <table:table-cell table:style-name="ce18" office:value-type="float" office:value="2386.82">
            <text:p>2386,82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2446.384">
            <text:p>2446,384</text:p>
          </table:table-cell>
          <table:table-cell table:style-name="ce12" table:formula="of:=SUM([.D55:.D64])/10" office:value-type="float" office:value="2490.509">
            <text:p>2490,509</text:p>
          </table:table-cell>
          <table:table-cell table:style-name="ce12" table:formula="of:=SUM([.E55:.E64])/10" office:value-type="float" office:value="2556.227">
            <text:p>2556,227</text:p>
          </table:table-cell>
          <table:table-cell table:style-name="ce12" table:formula="of:=SUM([.F55:.F64])/10" office:value-type="float" office:value="2568.325">
            <text:p>2568,325</text:p>
          </table:table-cell>
          <table:table-cell table:style-name="ce12" table:formula="of:=SUM([.G55:.G64])/10" office:value-type="float" office:value="2193.922">
            <text:p>2193,922</text:p>
          </table:table-cell>
          <table:table-cell table:style-name="ce12" table:formula="of:=SUM([.H55:.H64])/10" office:value-type="float" office:value="2537.189">
            <text:p>2537,189</text:p>
          </table:table-cell>
          <table:table-cell table:number-columns-repeated="10"/>
        </table:table-row>
      </table:table>
      <table:table table:name="DBLP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66807">
            <text:p>466807</text:p>
          </table:table-cell>
          <table:table-cell table:style-name="ce11" office:value-type="float" office:value="480141">
            <text:p>480141</text:p>
          </table:table-cell>
          <table:table-cell table:style-name="ce11" office:value-type="float" office:value="497815">
            <text:p>497815</text:p>
          </table:table-cell>
          <table:table-cell table:style-name="ce11" office:value-type="float" office:value="462211">
            <text:p>462211</text:p>
          </table:table-cell>
          <table:table-cell office:value-type="float" office:value="350598">
            <text:p>350598</text:p>
          </table:table-cell>
          <table:table-cell office:value-type="float" office:value="462164">
            <text:p>462164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464658.9">
            <text:p>464658,9</text:p>
          </table:table-cell>
          <table:table-cell table:style-name="ce19" table:formula="of:=[.D$15]" office:value-type="float" office:value="481309.2">
            <text:p>481309,2</text:p>
          </table:table-cell>
          <table:table-cell table:style-name="ce19" table:formula="of:=[.E$15]" office:value-type="float" office:value="487578.1">
            <text:p>487578,1</text:p>
          </table:table-cell>
          <table:table-cell table:style-name="ce19" table:formula="of:=[.F$15]" office:value-type="float" office:value="460798.9">
            <text:p>460798,9</text:p>
          </table:table-cell>
          <table:table-cell table:style-name="ce19" table:formula="of:=[.G$15]" office:value-type="float" office:value="363868.7">
            <text:p>363868,7</text:p>
          </table:table-cell>
          <table:table-cell table:style-name="ce21" table:formula="of:=[.H$15]" office:value-type="float" office:value="463302.9">
            <text:p>463302,9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64532">
            <text:p>464532</text:p>
          </table:table-cell>
          <table:table-cell office:value-type="float" office:value="482056">
            <text:p>482056</text:p>
          </table:table-cell>
          <table:table-cell office:value-type="float" office:value="490857">
            <text:p>490857</text:p>
          </table:table-cell>
          <table:table-cell office:value-type="float" office:value="454151">
            <text:p>454151</text:p>
          </table:table-cell>
          <table:table-cell office:value-type="float" office:value="354920">
            <text:p>354920</text:p>
          </table:table-cell>
          <table:table-cell office:value-type="float" office:value="460073">
            <text:p>460073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168650.16">
            <text:p>168650,16</text:p>
          </table:table-cell>
          <table:table-cell table:style-name="ce19" table:formula="of:=[.D$32]" office:value-type="float" office:value="177973.22">
            <text:p>177973,22</text:p>
          </table:table-cell>
          <table:table-cell table:style-name="ce19" table:formula="of:=[.E$32]" office:value-type="float" office:value="174316.02">
            <text:p>174316,02</text:p>
          </table:table-cell>
          <table:table-cell table:style-name="ce19" table:formula="of:=[.F$32]" office:value-type="float" office:value="159909.6">
            <text:p>159909,6</text:p>
          </table:table-cell>
          <table:table-cell table:style-name="ce19" table:formula="of:=[.G$32]" office:value-type="float" office:value="183891.97">
            <text:p>183891,97</text:p>
          </table:table-cell>
          <table:table-cell table:style-name="ce21" table:formula="of:=[.H$32]" office:value-type="float" office:value="201571.7">
            <text:p>201571,7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71113">
            <text:p>471113</text:p>
          </table:table-cell>
          <table:table-cell office:value-type="float" office:value="481804">
            <text:p>481804</text:p>
          </table:table-cell>
          <table:table-cell office:value-type="float" office:value="497128">
            <text:p>497128</text:p>
          </table:table-cell>
          <table:table-cell office:value-type="float" office:value="455588">
            <text:p>455588</text:p>
          </table:table-cell>
          <table:table-cell table:style-name="ce17" office:value-type="float" office:value="364437">
            <text:p>364437</text:p>
          </table:table-cell>
          <table:table-cell table:style-name="ce17" office:value-type="float" office:value="460726">
            <text:p>460726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426847.7">
            <text:p>426847,7</text:p>
          </table:table-cell>
          <table:table-cell table:style-name="ce19" table:formula="of:=[.D$49]" office:value-type="float" office:value="418326.3">
            <text:p>418326,3</text:p>
          </table:table-cell>
          <table:table-cell table:style-name="ce19" table:formula="of:=[.E$49]" office:value-type="float" office:value="412932">
            <text:p>412932</text:p>
          </table:table-cell>
          <table:table-cell table:style-name="ce19" table:formula="of:=[.F$49]" office:value-type="float" office:value="392447.3">
            <text:p>392447,3</text:p>
          </table:table-cell>
          <table:table-cell table:style-name="ce19" table:formula="of:=[.G$49]" office:value-type="float" office:value="330342.2">
            <text:p>330342,2</text:p>
          </table:table-cell>
          <table:table-cell table:style-name="ce21" table:formula="of:=[.H$49]" office:value-type="float" office:value="394793.4">
            <text:p>394793,4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61368">
            <text:p>461368</text:p>
          </table:table-cell>
          <table:table-cell office:value-type="float" office:value="474964">
            <text:p>474964</text:p>
          </table:table-cell>
          <table:table-cell office:value-type="float" office:value="476482">
            <text:p>476482</text:p>
          </table:table-cell>
          <table:table-cell office:value-type="float" office:value="459175">
            <text:p>459175</text:p>
          </table:table-cell>
          <table:table-cell office:value-type="float" office:value="367288">
            <text:p>367288</text:p>
          </table:table-cell>
          <table:table-cell office:value-type="float" office:value="470553">
            <text:p>470553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465446.2">
            <text:p>465446,2</text:p>
          </table:table-cell>
          <table:table-cell table:style-name="ce20" table:formula="of:=[.D$66]" office:value-type="float" office:value="476822.9">
            <text:p>476822,9</text:p>
          </table:table-cell>
          <table:table-cell table:style-name="ce20" table:formula="of:=[.E$66]" office:value-type="float" office:value="482639.3">
            <text:p>482639,3</text:p>
          </table:table-cell>
          <table:table-cell table:style-name="ce20" table:formula="of:=[.F$66]" office:value-type="float" office:value="463371.4">
            <text:p>463371,4</text:p>
          </table:table-cell>
          <table:table-cell table:style-name="ce20" table:formula="of:=[.G$66]" office:value-type="float" office:value="358063.9">
            <text:p>358063,9</text:p>
          </table:table-cell>
          <table:table-cell table:style-name="ce22" table:formula="of:=[.H$66]" office:value-type="float" office:value="469207.3">
            <text:p>469207,3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57926">
            <text:p>457926</text:p>
          </table:table-cell>
          <table:table-cell office:value-type="float" office:value="489179">
            <text:p>489179</text:p>
          </table:table-cell>
          <table:table-cell office:value-type="float" office:value="479047">
            <text:p>479047</text:p>
          </table:table-cell>
          <table:table-cell office:value-type="float" office:value="467196">
            <text:p>467196</text:p>
          </table:table-cell>
          <table:table-cell office:value-type="float" office:value="385367">
            <text:p>385367</text:p>
          </table:table-cell>
          <table:table-cell office:value-type="float" office:value="457122">
            <text:p>45712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69569">
            <text:p>469569</text:p>
          </table:table-cell>
          <table:table-cell office:value-type="float" office:value="478764">
            <text:p>478764</text:p>
          </table:table-cell>
          <table:table-cell office:value-type="float" office:value="500309">
            <text:p>500309</text:p>
          </table:table-cell>
          <table:table-cell office:value-type="float" office:value="463633">
            <text:p>463633</text:p>
          </table:table-cell>
          <table:table-cell office:value-type="float" office:value="374673">
            <text:p>374673</text:p>
          </table:table-cell>
          <table:table-cell office:value-type="float" office:value="488370">
            <text:p>48837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63006">
            <text:p>463006</text:p>
          </table:table-cell>
          <table:table-cell office:value-type="float" office:value="478210">
            <text:p>478210</text:p>
          </table:table-cell>
          <table:table-cell office:value-type="float" office:value="484545">
            <text:p>484545</text:p>
          </table:table-cell>
          <table:table-cell office:value-type="float" office:value="464385">
            <text:p>464385</text:p>
          </table:table-cell>
          <table:table-cell office:value-type="float" office:value="358259">
            <text:p>358259</text:p>
          </table:table-cell>
          <table:table-cell office:value-type="float" office:value="429020">
            <text:p>429020</text:p>
          </table:table-cell>
          <table:table-cell table:style-name="ce14"/>
          <table:table-cell table:style-name="ce14">
            <draw:frame table:end-cell-address="DBLP.Q34" table:end-x="2.253cm" table:end-y="0.107cm" draw:z-index="0" draw:style-name="gr1" svg:width="18.712cm" svg:height="10.759cm" svg:x="0.047cm" svg:y="0.187cm">
              <draw:object draw:notify-on-update-of-ranges="DBLP.L3:DBLP.Q3 DBLP.K4:DBLP.K4 DBLP.L4:DBLP.Q4 DBLP.K5:DBLP.K5 DBLP.L5:DBLP.Q5 DBLP.K6:DBLP.K6 DBLP.L6:DBLP.Q6 DBLP.K7:DBLP.K7 DBLP.L7:DBLP.Q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59834">
            <text:p>459834</text:p>
          </table:table-cell>
          <table:table-cell office:value-type="float" office:value="481523">
            <text:p>481523</text:p>
          </table:table-cell>
          <table:table-cell office:value-type="float" office:value="475401">
            <text:p>475401</text:p>
          </table:table-cell>
          <table:table-cell office:value-type="float" office:value="460588">
            <text:p>460588</text:p>
          </table:table-cell>
          <table:table-cell office:value-type="float" office:value="344293">
            <text:p>344293</text:p>
          </table:table-cell>
          <table:table-cell office:value-type="float" office:value="466348">
            <text:p>466348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71375">
            <text:p>471375</text:p>
          </table:table-cell>
          <table:table-cell office:value-type="float" office:value="484041">
            <text:p>484041</text:p>
          </table:table-cell>
          <table:table-cell office:value-type="float" office:value="498481">
            <text:p>498481</text:p>
          </table:table-cell>
          <table:table-cell office:value-type="float" office:value="459860">
            <text:p>459860</text:p>
          </table:table-cell>
          <table:table-cell office:value-type="float" office:value="366761">
            <text:p>366761</text:p>
          </table:table-cell>
          <table:table-cell office:value-type="float" office:value="487142">
            <text:p>48714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61059">
            <text:p>461059</text:p>
          </table:table-cell>
          <table:table-cell office:value-type="float" office:value="482410">
            <text:p>482410</text:p>
          </table:table-cell>
          <table:table-cell office:value-type="float" office:value="475716">
            <text:p>475716</text:p>
          </table:table-cell>
          <table:table-cell office:value-type="float" office:value="461202">
            <text:p>461202</text:p>
          </table:table-cell>
          <table:table-cell office:value-type="float" office:value="372091">
            <text:p>372091</text:p>
          </table:table-cell>
          <table:table-cell office:value-type="float" office:value="451511">
            <text:p>451511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  <table:table-cell table:number-columns-repeated="100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464658.9">
            <text:p>464658,9</text:p>
          </table:table-cell>
          <table:table-cell table:style-name="ce12" table:formula="of:=SUM([.D4:.D13])/10" office:value-type="float" office:value="481309.2">
            <text:p>481309,2</text:p>
          </table:table-cell>
          <table:table-cell table:style-name="ce12" table:formula="of:=SUM([.E4:.E13])/10" office:value-type="float" office:value="487578.1">
            <text:p>487578,1</text:p>
          </table:table-cell>
          <table:table-cell table:style-name="ce12" table:formula="of:=SUM([.F4:.F13])/10" office:value-type="float" office:value="460798.9">
            <text:p>460798,9</text:p>
          </table:table-cell>
          <table:table-cell table:style-name="ce12" table:formula="of:=SUM([.G4:.G13])/10" office:value-type="float" office:value="363868.7">
            <text:p>363868,7</text:p>
          </table:table-cell>
          <table:table-cell table:style-name="ce12" table:formula="of:=SUM([.H4:.H13])/10" office:value-type="float" office:value="463302.9">
            <text:p>463302,9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  <table:table-cell table:number-columns-repeated="100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15861">
            <text:p>215861</text:p>
          </table:table-cell>
          <table:table-cell table:style-name="ce11" office:value-type="float" office:value="238046">
            <text:p>238046</text:p>
          </table:table-cell>
          <table:table-cell table:style-name="ce11" office:value-type="float" office:value="139837">
            <text:p>139837</text:p>
          </table:table-cell>
          <table:table-cell table:style-name="ce11" office:value-type="float" office:value="188768">
            <text:p>188768</text:p>
          </table:table-cell>
          <table:table-cell office:value-type="float" office:value="223300">
            <text:p>223300</text:p>
          </table:table-cell>
          <table:table-cell office:value-type="float" office:value="171508">
            <text:p>171508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3147">
            <text:p>183147</text:p>
          </table:table-cell>
          <table:table-cell office:value-type="float" office:value="228959">
            <text:p>228959</text:p>
          </table:table-cell>
          <table:table-cell office:value-type="float" office:value="223761">
            <text:p>223761</text:p>
          </table:table-cell>
          <table:table-cell office:value-type="float" office:value="161872">
            <text:p>161872</text:p>
          </table:table-cell>
          <table:table-cell office:value-type="float" office:value="177652">
            <text:p>177652</text:p>
          </table:table-cell>
          <table:table-cell office:value-type="float" office:value="184420">
            <text:p>18442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94842">
            <text:p>194842</text:p>
          </table:table-cell>
          <table:table-cell office:value-type="float" office:value="229247">
            <text:p>229247</text:p>
          </table:table-cell>
          <table:table-cell office:value-type="float" office:value="227406">
            <text:p>227406</text:p>
          </table:table-cell>
          <table:table-cell office:value-type="float" office:value="114253">
            <text:p>114253</text:p>
          </table:table-cell>
          <table:table-cell table:style-name="ce17" office:value-type="float" office:value="81258.7">
            <text:p>81258,7</text:p>
          </table:table-cell>
          <table:table-cell table:style-name="ce17" office:value-type="float" office:value="193832">
            <text:p>193832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26631">
            <text:p>126631</text:p>
          </table:table-cell>
          <table:table-cell office:value-type="float" office:value="189634">
            <text:p>189634</text:p>
          </table:table-cell>
          <table:table-cell office:value-type="float" office:value="178193">
            <text:p>178193</text:p>
          </table:table-cell>
          <table:table-cell office:value-type="float" office:value="144359">
            <text:p>144359</text:p>
          </table:table-cell>
          <table:table-cell office:value-type="float" office:value="189857">
            <text:p>189857</text:p>
          </table:table-cell>
          <table:table-cell office:value-type="float" office:value="166486">
            <text:p>166486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01712">
            <text:p>201712</text:p>
          </table:table-cell>
          <table:table-cell office:value-type="float" office:value="237241">
            <text:p>237241</text:p>
          </table:table-cell>
          <table:table-cell office:value-type="float" office:value="215016">
            <text:p>215016</text:p>
          </table:table-cell>
          <table:table-cell office:value-type="float" office:value="214960">
            <text:p>214960</text:p>
          </table:table-cell>
          <table:table-cell office:value-type="float" office:value="220884">
            <text:p>220884</text:p>
          </table:table-cell>
          <table:table-cell office:value-type="float" office:value="209514">
            <text:p>209514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79157">
            <text:p>179157</text:p>
          </table:table-cell>
          <table:table-cell office:value-type="float" office:value="19751.8">
            <text:p>19751,8</text:p>
          </table:table-cell>
          <table:table-cell office:value-type="float" office:value="228929">
            <text:p>228929</text:p>
          </table:table-cell>
          <table:table-cell office:value-type="float" office:value="111075">
            <text:p>111075</text:p>
          </table:table-cell>
          <table:table-cell office:value-type="float" office:value="199153">
            <text:p>199153</text:p>
          </table:table-cell>
          <table:table-cell office:value-type="float" office:value="229814">
            <text:p>229814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14901">
            <text:p>214901</text:p>
          </table:table-cell>
          <table:table-cell office:value-type="float" office:value="221911">
            <text:p>221911</text:p>
          </table:table-cell>
          <table:table-cell office:value-type="float" office:value="146165">
            <text:p>146165</text:p>
          </table:table-cell>
          <table:table-cell office:value-type="float" office:value="194661">
            <text:p>194661</text:p>
          </table:table-cell>
          <table:table-cell office:value-type="float" office:value="213680">
            <text:p>213680</text:p>
          </table:table-cell>
          <table:table-cell office:value-type="float" office:value="212253">
            <text:p>212253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21271">
            <text:p>221271</text:p>
          </table:table-cell>
          <table:table-cell office:value-type="float" office:value="228611">
            <text:p>228611</text:p>
          </table:table-cell>
          <table:table-cell office:value-type="float" office:value="42404.2">
            <text:p>42404,2</text:p>
          </table:table-cell>
          <table:table-cell office:value-type="float" office:value="142996">
            <text:p>142996</text:p>
          </table:table-cell>
          <table:table-cell office:value-type="float" office:value="150190">
            <text:p>150190</text:p>
          </table:table-cell>
          <table:table-cell office:value-type="float" office:value="222043">
            <text:p>222043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89972.1">
            <text:p>89972,1</text:p>
          </table:table-cell>
          <table:table-cell office:value-type="float" office:value="144819">
            <text:p>144819</text:p>
          </table:table-cell>
          <table:table-cell office:value-type="float" office:value="154937">
            <text:p>154937</text:p>
          </table:table-cell>
          <table:table-cell office:value-type="float" office:value="194897">
            <text:p>194897</text:p>
          </table:table-cell>
          <table:table-cell office:value-type="float" office:value="164806">
            <text:p>164806</text:p>
          </table:table-cell>
          <table:table-cell office:value-type="float" office:value="212680">
            <text:p>21268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59007.5">
            <text:p>59007,5</text:p>
          </table:table-cell>
          <table:table-cell table:style-name="ce13" office:value-type="float" office:value="41512.4">
            <text:p>41512,4</text:p>
          </table:table-cell>
          <table:table-cell table:style-name="ce13" office:value-type="float" office:value="186512">
            <text:p>186512</text:p>
          </table:table-cell>
          <table:table-cell table:style-name="ce13" office:value-type="float" office:value="131255">
            <text:p>131255</text:p>
          </table:table-cell>
          <table:table-cell table:style-name="ce18" office:value-type="float" office:value="218139">
            <text:p>218139</text:p>
          </table:table-cell>
          <table:table-cell table:style-name="ce18" office:value-type="float" office:value="213167">
            <text:p>21316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168650.16">
            <text:p>168650,16</text:p>
          </table:table-cell>
          <table:table-cell table:style-name="ce12" table:formula="of:=SUM([.D21:.D30])/10" office:value-type="float" office:value="177973.22">
            <text:p>177973,22</text:p>
          </table:table-cell>
          <table:table-cell table:style-name="ce12" table:formula="of:=SUM([.E21:.E30])/10" office:value-type="float" office:value="174316.02">
            <text:p>174316,02</text:p>
          </table:table-cell>
          <table:table-cell table:style-name="ce12" table:formula="of:=SUM([.F21:.F30])/10" office:value-type="float" office:value="159909.6">
            <text:p>159909,6</text:p>
          </table:table-cell>
          <table:table-cell table:style-name="ce12" table:formula="of:=SUM([.G21:.G30])/10" office:value-type="float" office:value="183891.97">
            <text:p>183891,97</text:p>
          </table:table-cell>
          <table:table-cell table:style-name="ce12" table:formula="of:=SUM([.H21:.H30])/10" office:value-type="float" office:value="201571.7">
            <text:p>201571,7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23" office:value-type="string">
            <text:p>Iteration #</text:p>
          </table:table-cell>
          <table:table-cell table:style-name="ce24"/>
          <table:table-cell table:style-name="ce25" table:number-columns-repeated="4"/>
          <table:table-cell table:style-name="ce26" table:number-columns-repeated="2"/>
          <table:table-cell table:style-name="ce27"/>
          <table:table-cell table:style-name="ce28"/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59956">
            <text:p>459956</text:p>
          </table:table-cell>
          <table:table-cell table:style-name="ce11" office:value-type="float" office:value="394196">
            <text:p>394196</text:p>
          </table:table-cell>
          <table:table-cell table:style-name="ce11" office:value-type="float" office:value="392433">
            <text:p>392433</text:p>
          </table:table-cell>
          <table:table-cell table:style-name="ce11" office:value-type="float" office:value="373964">
            <text:p>373964</text:p>
          </table:table-cell>
          <table:table-cell office:value-type="float" office:value="383829">
            <text:p>383829</text:p>
          </table:table-cell>
          <table:table-cell office:value-type="float" office:value="396692">
            <text:p>39669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08209">
            <text:p>408209</text:p>
          </table:table-cell>
          <table:table-cell office:value-type="float" office:value="451078">
            <text:p>451078</text:p>
          </table:table-cell>
          <table:table-cell office:value-type="float" office:value="405504">
            <text:p>405504</text:p>
          </table:table-cell>
          <table:table-cell office:value-type="float" office:value="372760">
            <text:p>372760</text:p>
          </table:table-cell>
          <table:table-cell office:value-type="float" office:value="289662">
            <text:p>289662</text:p>
          </table:table-cell>
          <table:table-cell office:value-type="float" office:value="395777">
            <text:p>39577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05535">
            <text:p>405535</text:p>
          </table:table-cell>
          <table:table-cell office:value-type="float" office:value="374553">
            <text:p>374553</text:p>
          </table:table-cell>
          <table:table-cell office:value-type="float" office:value="390170">
            <text:p>390170</text:p>
          </table:table-cell>
          <table:table-cell office:value-type="float" office:value="371339">
            <text:p>371339</text:p>
          </table:table-cell>
          <table:table-cell table:style-name="ce17" office:value-type="float" office:value="261128">
            <text:p>261128</text:p>
          </table:table-cell>
          <table:table-cell table:style-name="ce17" office:value-type="float" office:value="416480">
            <text:p>416480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08293">
            <text:p>408293</text:p>
          </table:table-cell>
          <table:table-cell office:value-type="float" office:value="412099">
            <text:p>412099</text:p>
          </table:table-cell>
          <table:table-cell office:value-type="float" office:value="439945">
            <text:p>439945</text:p>
          </table:table-cell>
          <table:table-cell office:value-type="float" office:value="461861">
            <text:p>461861</text:p>
          </table:table-cell>
          <table:table-cell office:value-type="float" office:value="284777">
            <text:p>284777</text:p>
          </table:table-cell>
          <table:table-cell office:value-type="float" office:value="449115">
            <text:p>44911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61278">
            <text:p>461278</text:p>
          </table:table-cell>
          <table:table-cell office:value-type="float" office:value="442402">
            <text:p>442402</text:p>
          </table:table-cell>
          <table:table-cell office:value-type="float" office:value="431953">
            <text:p>431953</text:p>
          </table:table-cell>
          <table:table-cell office:value-type="float" office:value="390822">
            <text:p>390822</text:p>
          </table:table-cell>
          <table:table-cell office:value-type="float" office:value="332510">
            <text:p>332510</text:p>
          </table:table-cell>
          <table:table-cell office:value-type="float" office:value="431412">
            <text:p>431412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84389">
            <text:p>384389</text:p>
          </table:table-cell>
          <table:table-cell office:value-type="float" office:value="410304">
            <text:p>410304</text:p>
          </table:table-cell>
          <table:table-cell office:value-type="float" office:value="435369">
            <text:p>435369</text:p>
          </table:table-cell>
          <table:table-cell office:value-type="float" office:value="348719">
            <text:p>348719</text:p>
          </table:table-cell>
          <table:table-cell office:value-type="float" office:value="367468">
            <text:p>367468</text:p>
          </table:table-cell>
          <table:table-cell office:value-type="float" office:value="395643">
            <text:p>395643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59567">
            <text:p>459567</text:p>
          </table:table-cell>
          <table:table-cell office:value-type="float" office:value="418400">
            <text:p>418400</text:p>
          </table:table-cell>
          <table:table-cell office:value-type="float" office:value="376679">
            <text:p>376679</text:p>
          </table:table-cell>
          <table:table-cell office:value-type="float" office:value="422465">
            <text:p>422465</text:p>
          </table:table-cell>
          <table:table-cell office:value-type="float" office:value="355411">
            <text:p>355411</text:p>
          </table:table-cell>
          <table:table-cell office:value-type="float" office:value="377519">
            <text:p>377519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12598">
            <text:p>412598</text:p>
          </table:table-cell>
          <table:table-cell office:value-type="float" office:value="400146">
            <text:p>400146</text:p>
          </table:table-cell>
          <table:table-cell office:value-type="float" office:value="391027">
            <text:p>391027</text:p>
          </table:table-cell>
          <table:table-cell office:value-type="float" office:value="411616">
            <text:p>411616</text:p>
          </table:table-cell>
          <table:table-cell office:value-type="float" office:value="356879">
            <text:p>356879</text:p>
          </table:table-cell>
          <table:table-cell office:value-type="float" office:value="286386">
            <text:p>28638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33379">
            <text:p>433379</text:p>
          </table:table-cell>
          <table:table-cell office:value-type="float" office:value="455638">
            <text:p>455638</text:p>
          </table:table-cell>
          <table:table-cell office:value-type="float" office:value="435522">
            <text:p>435522</text:p>
          </table:table-cell>
          <table:table-cell office:value-type="float" office:value="380096">
            <text:p>380096</text:p>
          </table:table-cell>
          <table:table-cell office:value-type="float" office:value="361043">
            <text:p>361043</text:p>
          </table:table-cell>
          <table:table-cell office:value-type="float" office:value="385421">
            <text:p>385421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35273">
            <text:p>435273</text:p>
          </table:table-cell>
          <table:table-cell table:style-name="ce13" office:value-type="float" office:value="424447">
            <text:p>424447</text:p>
          </table:table-cell>
          <table:table-cell table:style-name="ce13" office:value-type="float" office:value="430718">
            <text:p>430718</text:p>
          </table:table-cell>
          <table:table-cell table:style-name="ce13" office:value-type="float" office:value="390831">
            <text:p>390831</text:p>
          </table:table-cell>
          <table:table-cell table:style-name="ce18" office:value-type="float" office:value="310715">
            <text:p>310715</text:p>
          </table:table-cell>
          <table:table-cell table:style-name="ce18" office:value-type="float" office:value="413489">
            <text:p>41348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426847.7">
            <text:p>426847,7</text:p>
          </table:table-cell>
          <table:table-cell table:style-name="ce12" table:formula="of:=SUM([.D38:.D47])/10" office:value-type="float" office:value="418326.3">
            <text:p>418326,3</text:p>
          </table:table-cell>
          <table:table-cell table:style-name="ce12" table:formula="of:=SUM([.E38:.E47])/10" office:value-type="float" office:value="412932">
            <text:p>412932</text:p>
          </table:table-cell>
          <table:table-cell table:style-name="ce12" table:formula="of:=SUM([.F38:.F47])/10" office:value-type="float" office:value="392447.3">
            <text:p>392447,3</text:p>
          </table:table-cell>
          <table:table-cell table:style-name="ce12" table:formula="of:=SUM([.G38:.G47])/10" office:value-type="float" office:value="330342.2">
            <text:p>330342,2</text:p>
          </table:table-cell>
          <table:table-cell table:style-name="ce12" table:formula="of:=SUM([.H38:.H47])/10" office:value-type="float" office:value="394793.4">
            <text:p>394793,4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65550">
            <text:p>465550</text:p>
          </table:table-cell>
          <table:table-cell table:style-name="ce11" office:value-type="float" office:value="475574">
            <text:p>475574</text:p>
          </table:table-cell>
          <table:table-cell table:style-name="ce11" office:value-type="float" office:value="463498">
            <text:p>463498</text:p>
          </table:table-cell>
          <table:table-cell table:style-name="ce11" office:value-type="float" office:value="459470">
            <text:p>459470</text:p>
          </table:table-cell>
          <table:table-cell office:value-type="float" office:value="359632">
            <text:p>359632</text:p>
          </table:table-cell>
          <table:table-cell office:value-type="float" office:value="485791">
            <text:p>48579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63319">
            <text:p>463319</text:p>
          </table:table-cell>
          <table:table-cell office:value-type="float" office:value="462535">
            <text:p>462535</text:p>
          </table:table-cell>
          <table:table-cell office:value-type="float" office:value="478934">
            <text:p>478934</text:p>
          </table:table-cell>
          <table:table-cell office:value-type="float" office:value="464189">
            <text:p>464189</text:p>
          </table:table-cell>
          <table:table-cell office:value-type="float" office:value="351837">
            <text:p>351837</text:p>
          </table:table-cell>
          <table:table-cell office:value-type="float" office:value="490739">
            <text:p>490739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68740">
            <text:p>468740</text:p>
          </table:table-cell>
          <table:table-cell office:value-type="float" office:value="480687">
            <text:p>480687</text:p>
          </table:table-cell>
          <table:table-cell office:value-type="float" office:value="476463">
            <text:p>476463</text:p>
          </table:table-cell>
          <table:table-cell office:value-type="float" office:value="448244">
            <text:p>448244</text:p>
          </table:table-cell>
          <table:table-cell table:style-name="ce17" office:value-type="float" office:value="354969">
            <text:p>354969</text:p>
          </table:table-cell>
          <table:table-cell table:style-name="ce17" office:value-type="float" office:value="481308">
            <text:p>481308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69160">
            <text:p>469160</text:p>
          </table:table-cell>
          <table:table-cell office:value-type="float" office:value="482398">
            <text:p>482398</text:p>
          </table:table-cell>
          <table:table-cell office:value-type="float" office:value="500662">
            <text:p>500662</text:p>
          </table:table-cell>
          <table:table-cell office:value-type="float" office:value="464731">
            <text:p>464731</text:p>
          </table:table-cell>
          <table:table-cell office:value-type="float" office:value="352530">
            <text:p>352530</text:p>
          </table:table-cell>
          <table:table-cell office:value-type="float" office:value="457984">
            <text:p>45798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64290">
            <text:p>464290</text:p>
          </table:table-cell>
          <table:table-cell office:value-type="float" office:value="485587">
            <text:p>485587</text:p>
          </table:table-cell>
          <table:table-cell office:value-type="float" office:value="470427">
            <text:p>470427</text:p>
          </table:table-cell>
          <table:table-cell office:value-type="float" office:value="459044">
            <text:p>459044</text:p>
          </table:table-cell>
          <table:table-cell office:value-type="float" office:value="348892">
            <text:p>348892</text:p>
          </table:table-cell>
          <table:table-cell office:value-type="float" office:value="461480">
            <text:p>46148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66192">
            <text:p>466192</text:p>
          </table:table-cell>
          <table:table-cell office:value-type="float" office:value="474620">
            <text:p>474620</text:p>
          </table:table-cell>
          <table:table-cell office:value-type="float" office:value="485927">
            <text:p>485927</text:p>
          </table:table-cell>
          <table:table-cell office:value-type="float" office:value="459888">
            <text:p>459888</text:p>
          </table:table-cell>
          <table:table-cell office:value-type="float" office:value="346176">
            <text:p>346176</text:p>
          </table:table-cell>
          <table:table-cell office:value-type="float" office:value="479837">
            <text:p>479837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61492">
            <text:p>461492</text:p>
          </table:table-cell>
          <table:table-cell office:value-type="float" office:value="478794">
            <text:p>478794</text:p>
          </table:table-cell>
          <table:table-cell office:value-type="float" office:value="484340">
            <text:p>484340</text:p>
          </table:table-cell>
          <table:table-cell office:value-type="float" office:value="478378">
            <text:p>478378</text:p>
          </table:table-cell>
          <table:table-cell office:value-type="float" office:value="354668">
            <text:p>354668</text:p>
          </table:table-cell>
          <table:table-cell office:value-type="float" office:value="464672">
            <text:p>464672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71670">
            <text:p>471670</text:p>
          </table:table-cell>
          <table:table-cell office:value-type="float" office:value="481012">
            <text:p>481012</text:p>
          </table:table-cell>
          <table:table-cell office:value-type="float" office:value="482122">
            <text:p>482122</text:p>
          </table:table-cell>
          <table:table-cell office:value-type="float" office:value="462857">
            <text:p>462857</text:p>
          </table:table-cell>
          <table:table-cell office:value-type="float" office:value="368361">
            <text:p>368361</text:p>
          </table:table-cell>
          <table:table-cell office:value-type="float" office:value="447136">
            <text:p>44713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55900">
            <text:p>455900</text:p>
          </table:table-cell>
          <table:table-cell office:value-type="float" office:value="472955">
            <text:p>472955</text:p>
          </table:table-cell>
          <table:table-cell office:value-type="float" office:value="489675">
            <text:p>489675</text:p>
          </table:table-cell>
          <table:table-cell office:value-type="float" office:value="466805">
            <text:p>466805</text:p>
          </table:table-cell>
          <table:table-cell office:value-type="float" office:value="374891">
            <text:p>374891</text:p>
          </table:table-cell>
          <table:table-cell office:value-type="float" office:value="464103">
            <text:p>46410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68149">
            <text:p>468149</text:p>
          </table:table-cell>
          <table:table-cell table:style-name="ce13" office:value-type="float" office:value="474067">
            <text:p>474067</text:p>
          </table:table-cell>
          <table:table-cell table:style-name="ce13" office:value-type="float" office:value="494345">
            <text:p>494345</text:p>
          </table:table-cell>
          <table:table-cell table:style-name="ce13" office:value-type="float" office:value="470108">
            <text:p>470108</text:p>
          </table:table-cell>
          <table:table-cell table:style-name="ce18" office:value-type="float" office:value="368683">
            <text:p>368683</text:p>
          </table:table-cell>
          <table:table-cell table:style-name="ce18" office:value-type="float" office:value="459023">
            <text:p>45902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465446.2">
            <text:p>465446,2</text:p>
          </table:table-cell>
          <table:table-cell table:style-name="ce12" table:formula="of:=SUM([.D55:.D64])/10" office:value-type="float" office:value="476822.9">
            <text:p>476822,9</text:p>
          </table:table-cell>
          <table:table-cell table:style-name="ce12" table:formula="of:=SUM([.E55:.E64])/10" office:value-type="float" office:value="482639.3">
            <text:p>482639,3</text:p>
          </table:table-cell>
          <table:table-cell table:style-name="ce12" table:formula="of:=SUM([.F55:.F64])/10" office:value-type="float" office:value="463371.4">
            <text:p>463371,4</text:p>
          </table:table-cell>
          <table:table-cell table:style-name="ce12" table:formula="of:=SUM([.G55:.G64])/10" office:value-type="float" office:value="358063.9">
            <text:p>358063,9</text:p>
          </table:table-cell>
          <table:table-cell table:style-name="ce12" table:formula="of:=SUM([.H55:.H64])/10" office:value-type="float" office:value="469207.3">
            <text:p>469207,3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30.11.2013</text:date>, <text:time>15:5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1-30T15:51:56.93</dc:date>
    <dc:creator>R. M.</dc:creator>
    <meta:editing-duration>PT20H2M48S</meta:editing-duration>
    <meta:editing-cycles>79</meta:editing-cycles>
    <meta:document-statistic meta:table-count="2" meta:cell-count="8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13cm" svg:height="10.76cm" xlink:href=".." xlink:type="simple" chart:class="chart:line" chart:style-name="ch1">
        <chart:title svg:x="5.846cm" svg:y="0.351cm" chart:style-name="ch2">
          <text:p>All GMH/PSM combinations (DBLP)</text:p>
        </chart:title>
        <chart:subtitle svg:x="7.301cm" svg:y="1.345cm" chart:style-name="ch3">
          <text:p>Average revenue sums</text:p>
        </chart:subtitle>
        <chart:legend chart:legend-position="end" svg:x="15.629cm" svg:y="4.358cm" chart:style-name="ch4"/>
        <chart:plot-area chart:style-name="ch5" table:cell-range-address="DBLP.K3:DBLP.Q7" chart:data-source-has-labels="both" svg:x="0.824cm" svg:y="2.458cm" svg:width="14.057cm" svg:height="7.667cm">
          <chartooo:coordinate-region svg:x="2.186cm" svg:y="2.671cm" svg:width="11.332cm" svg:height="6.781cm"/>
          <chart:axis chart:dimension="x" chart:name="primary-x" chart:style-name="ch6">
            <chart:categories table:cell-range-address="DBLP.L3:DBLP.Q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BLP.L4:DBLP.Q4" chart:label-cell-address="DBLP.K4:DBLP.K4" chart:class="chart:line">
            <chart:data-point chart:repeated="6"/>
          </chart:series>
          <chart:series chart:attached-axis="primary-y" chart:style-name="ch10" chart:values-cell-range-address="DBLP.L5:DBLP.Q5" chart:label-cell-address="DBLP.K5:DBLP.K5" chart:class="chart:line">
            <chart:data-point chart:repeated="6"/>
          </chart:series>
          <chart:series chart:attached-axis="primary-y" chart:style-name="ch11" chart:values-cell-range-address="DBLP.L6:DBLP.Q6" chart:label-cell-address="DBLP.K6:DBLP.K6" chart:class="chart:line">
            <chart:data-point chart:repeated="6"/>
          </chart:series>
          <chart:series chart:attached-axis="primary-y" chart:style-name="ch12" chart:values-cell-range-address="DBLP.L7:DBLP.Q7" chart:label-cell-address="DBLP.K7:DBLP.K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L3:DBLP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K4:DBLP.K4</svg:desc>
                </draw:g>
              </table:table-cell>
              <table:table-cell office:value-type="float" office:value="464658.9">
                <text:p>464658.9</text:p>
                <draw:g>
                  <svg:desc>DBLP.L4:DBLP.Q4</svg:desc>
                </draw:g>
              </table:table-cell>
              <table:table-cell office:value-type="float" office:value="481309.2">
                <text:p>481309.2</text:p>
              </table:table-cell>
              <table:table-cell office:value-type="float" office:value="487578.1">
                <text:p>487578.1</text:p>
              </table:table-cell>
              <table:table-cell office:value-type="float" office:value="460798.9">
                <text:p>460798.9</text:p>
              </table:table-cell>
              <table:table-cell office:value-type="float" office:value="363868.7">
                <text:p>363868.7</text:p>
              </table:table-cell>
              <table:table-cell office:value-type="float" office:value="463302.9">
                <text:p>463302.9</text:p>
              </table:table-cell>
            </table:table-row>
            <table:table-row>
              <table:table-cell office:value-type="string">
                <text:p>Chaos</text:p>
                <draw:g>
                  <svg:desc>DBLP.K5:DBLP.K5</svg:desc>
                </draw:g>
              </table:table-cell>
              <table:table-cell office:value-type="float" office:value="168650.16">
                <text:p>168650.16</text:p>
                <draw:g>
                  <svg:desc>DBLP.L5:DBLP.Q5</svg:desc>
                </draw:g>
              </table:table-cell>
              <table:table-cell office:value-type="float" office:value="177973.22">
                <text:p>177973.22</text:p>
              </table:table-cell>
              <table:table-cell office:value-type="float" office:value="174316.02">
                <text:p>174316.02</text:p>
              </table:table-cell>
              <table:table-cell office:value-type="float" office:value="159909.6">
                <text:p>159909.6</text:p>
              </table:table-cell>
              <table:table-cell office:value-type="float" office:value="183891.97">
                <text:p>183891.97</text:p>
              </table:table-cell>
              <table:table-cell office:value-type="float" office:value="201571.7">
                <text:p>201571.7</text:p>
              </table:table-cell>
            </table:table-row>
            <table:table-row>
              <table:table-cell office:value-type="string">
                <text:p>Degrees</text:p>
                <draw:g>
                  <svg:desc>DBLP.K6:DBLP.K6</svg:desc>
                </draw:g>
              </table:table-cell>
              <table:table-cell office:value-type="float" office:value="426847.7">
                <text:p>426847.7</text:p>
                <draw:g>
                  <svg:desc>DBLP.L6:DBLP.Q6</svg:desc>
                </draw:g>
              </table:table-cell>
              <table:table-cell office:value-type="float" office:value="418326.3">
                <text:p>418326.3</text:p>
              </table:table-cell>
              <table:table-cell office:value-type="float" office:value="412932">
                <text:p>412932</text:p>
              </table:table-cell>
              <table:table-cell office:value-type="float" office:value="392447.3">
                <text:p>392447.3</text:p>
              </table:table-cell>
              <table:table-cell office:value-type="float" office:value="330342.2">
                <text:p>330342.2</text:p>
              </table:table-cell>
              <table:table-cell office:value-type="float" office:value="394793.4">
                <text:p>394793.4</text:p>
              </table:table-cell>
            </table:table-row>
            <table:table-row>
              <table:table-cell office:value-type="string">
                <text:p>Neighbourhood</text:p>
                <draw:g>
                  <svg:desc>DBLP.K7:DBLP.K7</svg:desc>
                </draw:g>
              </table:table-cell>
              <table:table-cell office:value-type="float" office:value="465446.2">
                <text:p>465446.2</text:p>
                <draw:g>
                  <svg:desc>DBLP.L7:DBLP.Q7</svg:desc>
                </draw:g>
              </table:table-cell>
              <table:table-cell office:value-type="float" office:value="476822.9">
                <text:p>476822.9</text:p>
              </table:table-cell>
              <table:table-cell office:value-type="float" office:value="482639.3">
                <text:p>482639.3</text:p>
              </table:table-cell>
              <table:table-cell office:value-type="float" office:value="463371.4">
                <text:p>463371.4</text:p>
              </table:table-cell>
              <table:table-cell office:value-type="float" office:value="358063.9">
                <text:p>358063.9</text:p>
              </table:table-cell>
              <table:table-cell office:value-type="float" office:value="469207.3">
                <text:p>46920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8cm" svg:height="12.707cm" xlink:href=".." xlink:type="simple" chart:class="chart:line" chart:style-name="ch1">
        <chart:title svg:x="6.713cm" svg:y="0.39cm" chart:style-name="ch2">
          <text:p>All GMH/PSM combinations (Advogato)</text:p>
        </chart:title>
        <chart:subtitle svg:x="8.485cm" svg:y="1.423cm" chart:style-name="ch3">
          <text:p>Average revenue sums</text:p>
        </chart:subtitle>
        <chart:legend chart:legend-position="end" svg:x="17.996cm" svg:y="5.331cm" chart:style-name="ch4"/>
        <chart:plot-area chart:style-name="ch5" table:cell-range-address="Advogato.K3:Advogato.Q7" chart:data-source-has-labels="both" svg:x="0.871cm" svg:y="2.614cm" svg:width="16.283cm" svg:height="9.419cm">
          <chartooo:coordinate-region svg:x="1.863cm" svg:y="2.827cm" svg:width="14.298cm" svg:height="8.533cm"/>
          <chart:axis chart:dimension="x" chart:name="primary-x" chart:style-name="ch6">
            <chart:categories table:cell-range-address="Advogato.L3:Advogato.Q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Advogato.L4:Advogato.Q4" chart:label-cell-address="Advogato.K4:Advogato.K4" chart:class="chart:line">
            <chart:data-point chart:repeated="6"/>
          </chart:series>
          <chart:series chart:attached-axis="primary-y" chart:style-name="ch10" chart:values-cell-range-address="Advogato.L5:Advogato.Q5" chart:label-cell-address="Advogato.K5:Advogato.K5" chart:class="chart:line">
            <chart:data-point chart:repeated="6"/>
          </chart:series>
          <chart:series chart:attached-axis="primary-y" chart:style-name="ch11" chart:values-cell-range-address="Advogato.L6:Advogato.Q6" chart:label-cell-address="Advogato.K6:Advogato.K6" chart:class="chart:line">
            <chart:data-point chart:repeated="6"/>
          </chart:series>
          <chart:series chart:attached-axis="primary-y" chart:style-name="ch12" chart:values-cell-range-address="Advogato.L7:Advogato.Q7" chart:label-cell-address="Advogato.K7:Advogato.K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L3:Advogato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K4:Advogato.K4</svg:desc>
                </draw:g>
              </table:table-cell>
              <table:table-cell office:value-type="float" office:value="2430.306">
                <text:p>2430.306</text:p>
                <draw:g>
                  <svg:desc>Advogato.L4:Advogato.Q4</svg:desc>
                </draw:g>
              </table:table-cell>
              <table:table-cell office:value-type="float" office:value="2507.516">
                <text:p>2507.516</text:p>
              </table:table-cell>
              <table:table-cell office:value-type="float" office:value="2590.01">
                <text:p>2590.01</text:p>
              </table:table-cell>
              <table:table-cell office:value-type="float" office:value="2500.754">
                <text:p>2500.754</text:p>
              </table:table-cell>
              <table:table-cell office:value-type="float" office:value="2050.544">
                <text:p>2050.544</text:p>
              </table:table-cell>
              <table:table-cell office:value-type="float" office:value="2557.174">
                <text:p>2557.174</text:p>
              </table:table-cell>
            </table:table-row>
            <table:table-row>
              <table:table-cell office:value-type="string">
                <text:p>Chaos</text:p>
                <draw:g>
                  <svg:desc>Advogato.K5:Advogato.K5</svg:desc>
                </draw:g>
              </table:table-cell>
              <table:table-cell office:value-type="float" office:value="836.5884">
                <text:p>836.5884</text:p>
                <draw:g>
                  <svg:desc>Advogato.L5:Advogato.Q5</svg:desc>
                </draw:g>
              </table:table-cell>
              <table:table-cell office:value-type="float" office:value="462.4102">
                <text:p>462.4102</text:p>
              </table:table-cell>
              <table:table-cell office:value-type="float" office:value="610.6997">
                <text:p>610.6997</text:p>
              </table:table-cell>
              <table:table-cell office:value-type="float" office:value="425.499">
                <text:p>425.499</text:p>
              </table:table-cell>
              <table:table-cell office:value-type="float" office:value="675.2597">
                <text:p>675.2597</text:p>
              </table:table-cell>
              <table:table-cell office:value-type="float" office:value="722.947">
                <text:p>722.947</text:p>
              </table:table-cell>
            </table:table-row>
            <table:table-row>
              <table:table-cell office:value-type="string">
                <text:p>Degrees</text:p>
                <draw:g>
                  <svg:desc>Advogato.K6:Advogato.K6</svg:desc>
                </draw:g>
              </table:table-cell>
              <table:table-cell office:value-type="float" office:value="2313.962">
                <text:p>2313.962</text:p>
                <draw:g>
                  <svg:desc>Advogato.L6:Advogato.Q6</svg:desc>
                </draw:g>
              </table:table-cell>
              <table:table-cell office:value-type="float" office:value="2367.81">
                <text:p>2367.81</text:p>
              </table:table-cell>
              <table:table-cell office:value-type="float" office:value="2423.956">
                <text:p>2423.956</text:p>
              </table:table-cell>
              <table:table-cell office:value-type="float" office:value="2319.324">
                <text:p>2319.324</text:p>
              </table:table-cell>
              <table:table-cell office:value-type="float" office:value="2067.291">
                <text:p>2067.291</text:p>
              </table:table-cell>
              <table:table-cell office:value-type="float" office:value="2405.496">
                <text:p>2405.496</text:p>
              </table:table-cell>
            </table:table-row>
            <table:table-row>
              <table:table-cell office:value-type="string">
                <text:p>Neighbourhood</text:p>
                <draw:g>
                  <svg:desc>Advogato.K7:Advogato.K7</svg:desc>
                </draw:g>
              </table:table-cell>
              <table:table-cell office:value-type="float" office:value="2446.384">
                <text:p>2446.384</text:p>
                <draw:g>
                  <svg:desc>Advogato.L7:Advogato.Q7</svg:desc>
                </draw:g>
              </table:table-cell>
              <table:table-cell office:value-type="float" office:value="2490.509">
                <text:p>2490.509</text:p>
              </table:table-cell>
              <table:table-cell office:value-type="float" office:value="2556.227">
                <text:p>2556.227</text:p>
              </table:table-cell>
              <table:table-cell office:value-type="float" office:value="2568.325">
                <text:p>2568.325</text:p>
              </table:table-cell>
              <table:table-cell office:value-type="float" office:value="2193.922">
                <text:p>2193.922</text:p>
              </table:table-cell>
              <table:table-cell office:value-type="float" office:value="2537.189">
                <text:p>2537.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